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vertical-align="middle"/>
    </style:style>
    <style:style style:name="gr2" style:family="graphic" style:parent-style-name="standard">
      <style:graphic-properties draw:stroke="none" draw:fill="solid" draw:fill-color="#b2b2b2" draw:textarea-vertical-align="middle"/>
    </style:style>
    <style:style style:name="gr3" style:family="graphic" style:parent-style-name="objectwithoutfill">
      <style:graphic-properties svg:stroke-width="0.3cm" svg:stroke-color="#3465a4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svg:stroke-width="0.3cm" svg:stroke-color="#808080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Dot" svg:stroke-width="0.1cm" svg:stroke-color="#1c1c1c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tyle="italic" fo:font-weight="bold" style:font-style-asian="italic" style:font-style-complex="italic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tyle="italic" fo:font-weight="bol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705cm" svg:height="5.808cm" svg:x="9.626cm" svg:y="2.126cm" svg:viewBox="0 0 7706 5809" draw:points="2134,5809 0,0 3201,0 3912,2252 4742,0 7706,0 5335,5809">
          <text:p/>
        </draw:polygon>
        <draw:polygon draw:style-name="gr2" draw:text-style-name="P2" draw:layer="layout" svg:width="7.705cm" svg:height="5.808cm" svg:x="0.431cm" svg:y="2.096cm" svg:viewBox="0 0 7706 5809" draw:points="2134,5809 0,0 3201,0 3912,2252 4742,0 7706,0 5335,5809">
          <text:p/>
        </draw:polygon>
        <draw:line draw:style-name="gr3" draw:text-style-name="P3" draw:layer="layout" svg:x1="2.191cm" svg:y1="3.4cm" svg:x2="1.191cm" svg:y2="2.118cm">
          <text:p/>
        </draw:line>
        <draw:line draw:style-name="gr3" draw:text-style-name="P3" draw:layer="layout" svg:x1="2.191cm" svg:y1="3.4cm" svg:x2="3.005cm" svg:y2="2.096cm">
          <text:p/>
        </draw:line>
        <draw:line draw:style-name="gr3" draw:text-style-name="P3" draw:layer="layout" svg:x1="4.191cm" svg:y1="7.585cm" svg:x2="2.191cm" svg:y2="3.4cm">
          <text:p/>
        </draw:line>
        <draw:line draw:style-name="gr3" draw:text-style-name="P3" draw:layer="layout" svg:x1="4.191cm" svg:y1="7.585cm" svg:x2="6.591cm" svg:y2="2.096cm">
          <text:p/>
        </draw:line>
        <draw:frame draw:style-name="gr4" draw:text-style-name="P5" draw:layer="layout" svg:width="1.342cm" svg:height="1.119cm" svg:x="0.649cm" svg:y="0.866cm">
          <draw:text-box>
            <text:p text:style-name="P4"><text:span text:style-name="T1">a</text:span><text:span text:style-name="T2">1</text:span></text:p>
          </draw:text-box>
        </draw:frame>
        <draw:frame draw:style-name="gr5" draw:text-style-name="P6" draw:layer="layout" svg:width="3.541cm" svg:height="1.2cm" svg:x="0.25cm" svg:y="0.081cm">
          <draw:text-box>
            <text:p><text:span text:style-name="T3">Lineage A</text:span></text:p>
          </draw:text-box>
        </draw:frame>
        <draw:frame draw:style-name="gr5" draw:text-style-name="P6" draw:layer="layout" svg:width="3.541cm" svg:height="1.2cm" svg:x="4.991cm" svg:y="0.081cm">
          <draw:text-box>
            <text:p><text:span text:style-name="T3">Lineage B</text:span></text:p>
          </draw:text-box>
        </draw:frame>
        <draw:frame draw:style-name="gr6" draw:text-style-name="P6" draw:layer="layout" svg:width="3.541cm" svg:height="1.095cm" svg:x="9.391cm" svg:y="0.111cm">
          <draw:text-box>
            <text:p><text:span text:style-name="T3">Lineage A</text:span></text:p>
          </draw:text-box>
        </draw:frame>
        <draw:frame draw:style-name="gr6" draw:text-style-name="P6" draw:layer="layout" svg:width="3.541cm" svg:height="1.095cm" svg:x="14.092cm" svg:y="0.096cm">
          <draw:text-box>
            <text:p><text:span text:style-name="T3">Lineage B</text:span></text:p>
          </draw:text-box>
        </draw:frame>
        <draw:frame draw:style-name="gr7" draw:text-style-name="P8" draw:layer="layout" svg:width="6.8cm" svg:height="3.095cm" svg:x="0.791cm" svg:y="7.89cm">
          <draw:text-box>
            <text:p text:style-name="P7"><text:span text:style-name="T3">Common ancestor AB</text:span></text:p>
          </draw:text-box>
        </draw:frame>
        <draw:frame draw:style-name="gr7" draw:text-style-name="P8" draw:layer="layout" svg:width="6.8cm" svg:height="3.095cm" svg:x="10.132cm" svg:y="7.905cm">
          <draw:text-box>
            <text:p text:style-name="P7"><text:span text:style-name="T3">Common ancestor AB</text:span></text:p>
          </draw:text-box>
        </draw:frame>
        <draw:line draw:style-name="gr8" draw:text-style-name="P3" draw:layer="layout" svg:x1="12.033cm" svg:y1="5.83cm" svg:x2="10.332cm" svg:y2="2.148cm">
          <text:p/>
        </draw:line>
        <draw:line draw:style-name="gr8" draw:text-style-name="P3" draw:layer="layout" svg:x1="12.033cm" svg:y1="5.83cm" svg:x2="12.233cm" svg:y2="2.126cm">
          <text:p/>
        </draw:line>
        <draw:line draw:style-name="gr8" draw:text-style-name="P3" draw:layer="layout" svg:x1="13.332cm" svg:y1="7.615cm" svg:x2="12.033cm" svg:y2="5.83cm">
          <text:p/>
        </draw:line>
        <draw:line draw:style-name="gr8" draw:text-style-name="P3" draw:layer="layout" svg:x1="13.332cm" svg:y1="7.615cm" svg:x2="15.732cm" svg:y2="2.126cm">
          <text:p/>
        </draw:line>
        <draw:polygon draw:style-name="gr1" draw:text-style-name="P1" draw:layer="layout" svg:width="7.705cm" svg:height="5.808cm" svg:x="18.226cm" svg:y="2.126cm" svg:viewBox="0 0 7706 5809" draw:points="2134,5809 0,0 3201,0 3912,2252 4742,0 7706,0 5335,5809">
          <text:p/>
        </draw:polygon>
        <draw:frame draw:style-name="gr6" draw:text-style-name="P6" draw:layer="layout" svg:width="3.541cm" svg:height="1.095cm" svg:x="17.991cm" svg:y="0.111cm">
          <draw:text-box>
            <text:p><text:span text:style-name="T3">Lineage A</text:span></text:p>
          </draw:text-box>
        </draw:frame>
        <draw:frame draw:style-name="gr6" draw:text-style-name="P6" draw:layer="layout" svg:width="3.541cm" svg:height="1.095cm" svg:x="22.692cm" svg:y="0.096cm">
          <draw:text-box>
            <text:p><text:span text:style-name="T3">Lineage B</text:span></text:p>
          </draw:text-box>
        </draw:frame>
        <draw:frame draw:style-name="gr7" draw:text-style-name="P8" draw:layer="layout" svg:width="6.8cm" svg:height="3.095cm" svg:x="18.732cm" svg:y="7.905cm">
          <draw:text-box>
            <text:p text:style-name="P7"><text:span text:style-name="T3">Common ancestor AB</text:span></text:p>
          </draw:text-box>
        </draw:frame>
        <draw:line draw:style-name="gr8" draw:text-style-name="P3" draw:layer="layout" svg:x1="22.191cm" svg:y1="6.12cm" svg:x2="20.791cm" svg:y2="2.126cm">
          <text:p/>
        </draw:line>
        <draw:line draw:style-name="gr8" draw:text-style-name="P3" draw:layer="layout" svg:x1="21.932cm" svg:y1="7.615cm" svg:x2="19.033cm" svg:y2="2.126cm">
          <text:p/>
        </draw:line>
        <draw:line draw:style-name="gr8" draw:text-style-name="P3" draw:layer="layout" svg:x1="21.932cm" svg:y1="7.615cm" svg:x2="22.191cm" svg:y2="6.11cm">
          <text:p/>
        </draw:line>
        <draw:line draw:style-name="gr8" draw:text-style-name="P3" draw:layer="layout" svg:x1="22.191cm" svg:y1="6.11cm" svg:x2="24.433cm" svg:y2="2.126cm">
          <text:p/>
        </draw:line>
        <draw:frame draw:style-name="gr4" draw:text-style-name="P5" draw:layer="layout" svg:width="1.342cm" svg:height="1.119cm" svg:x="2.449cm" svg:y="0.881cm">
          <draw:text-box>
            <text:p text:style-name="P4"><text:span text:style-name="T1">a</text:span><text:span text:style-name="T2">2</text:span></text:p>
          </draw:text-box>
        </draw:frame>
        <draw:frame draw:style-name="gr4" draw:text-style-name="P5" draw:layer="layout" svg:width="1.342cm" svg:height="1.119cm" svg:x="6.049cm" svg:y="0.881cm">
          <draw:text-box>
            <text:p text:style-name="P4"><text:span text:style-name="T1">b</text:span><text:span text:style-name="T2">1</text:span></text:p>
          </draw:text-box>
        </draw:frame>
        <draw:frame draw:style-name="gr4" draw:text-style-name="P5" draw:layer="layout" svg:width="1.342cm" svg:height="1.119cm" svg:x="9.833cm" svg:y="0.873cm">
          <draw:text-box>
            <text:p text:style-name="P4"><text:span text:style-name="T1">a</text:span><text:span text:style-name="T2">1</text:span></text:p>
          </draw:text-box>
        </draw:frame>
        <draw:frame draw:style-name="gr4" draw:text-style-name="P5" draw:layer="layout" svg:width="1.342cm" svg:height="1.119cm" svg:x="11.633cm" svg:y="0.888cm">
          <draw:text-box>
            <text:p text:style-name="P4"><text:span text:style-name="T1">a</text:span><text:span text:style-name="T2">2</text:span></text:p>
          </draw:text-box>
        </draw:frame>
        <draw:frame draw:style-name="gr4" draw:text-style-name="P5" draw:layer="layout" svg:width="1.342cm" svg:height="1.119cm" svg:x="15.233cm" svg:y="0.888cm">
          <draw:text-box>
            <text:p text:style-name="P4"><text:span text:style-name="T1">b</text:span><text:span text:style-name="T2">1</text:span></text:p>
          </draw:text-box>
        </draw:frame>
        <draw:frame draw:style-name="gr4" draw:text-style-name="P5" draw:layer="layout" svg:width="1.342cm" svg:height="1.119cm" svg:x="18.449cm" svg:y="0.873cm">
          <draw:text-box>
            <text:p text:style-name="P4"><text:span text:style-name="T1">a</text:span><text:span text:style-name="T2">1</text:span></text:p>
          </draw:text-box>
        </draw:frame>
        <draw:frame draw:style-name="gr4" draw:text-style-name="P5" draw:layer="layout" svg:width="1.342cm" svg:height="1.119cm" svg:x="20.249cm" svg:y="0.888cm">
          <draw:text-box>
            <text:p text:style-name="P4"><text:span text:style-name="T1">a</text:span><text:span text:style-name="T2">2</text:span></text:p>
          </draw:text-box>
        </draw:frame>
        <draw:frame draw:style-name="gr4" draw:text-style-name="P5" draw:layer="layout" svg:width="1.342cm" svg:height="1.119cm" svg:x="23.849cm" svg:y="0.888cm">
          <draw:text-box>
            <text:p text:style-name="P4"><text:span text:style-name="T1">b</text:span><text:span text:style-name="T2">1</text:span></text:p>
          </draw:text-box>
        </draw:frame>
        <draw:polygon draw:style-name="gr1" draw:text-style-name="P1" draw:layer="layout" svg:width="7.705cm" svg:height="5.808cm" svg:x="26.868cm" svg:y="2.126cm" svg:viewBox="0 0 7706 5809" draw:points="2134,5809 0,0 3201,0 3912,2252 4742,0 7706,0 5335,5809">
          <text:p/>
        </draw:polygon>
        <draw:frame draw:style-name="gr6" draw:text-style-name="P6" draw:layer="layout" svg:width="3.541cm" svg:height="1.095cm" svg:x="26.633cm" svg:y="0.111cm">
          <draw:text-box>
            <text:p><text:span text:style-name="T3">Lineage A</text:span></text:p>
          </draw:text-box>
        </draw:frame>
        <draw:frame draw:style-name="gr6" draw:text-style-name="P6" draw:layer="layout" svg:width="3.541cm" svg:height="1.095cm" svg:x="31.334cm" svg:y="0.096cm">
          <draw:text-box>
            <text:p><text:span text:style-name="T3">Lineage B</text:span></text:p>
          </draw:text-box>
        </draw:frame>
        <draw:frame draw:style-name="gr7" draw:text-style-name="P8" draw:layer="layout" svg:width="6.8cm" svg:height="3.095cm" svg:x="27.374cm" svg:y="7.905cm">
          <draw:text-box>
            <text:p text:style-name="P7"><text:span text:style-name="T3">Common ancestor AB</text:span></text:p>
          </draw:text-box>
        </draw:frame>
        <draw:line draw:style-name="gr8" draw:text-style-name="P3" draw:layer="layout" svg:x1="32.475cm" svg:y1="3.215cm" svg:x2="29.433cm" svg:y2="2.126cm">
          <text:p/>
        </draw:line>
        <draw:line draw:style-name="gr8" draw:text-style-name="P3" draw:layer="layout" svg:x1="30.574cm" svg:y1="7.615cm" svg:x2="27.675cm" svg:y2="2.126cm">
          <text:p/>
        </draw:line>
        <draw:line draw:style-name="gr8" draw:text-style-name="P3" draw:layer="layout" svg:x1="30.574cm" svg:y1="7.615cm" svg:x2="32.475cm" svg:y2="3.215cm">
          <text:p/>
        </draw:line>
        <draw:line draw:style-name="gr8" draw:text-style-name="P3" draw:layer="layout" svg:x1="32.475cm" svg:y1="3.215cm" svg:x2="33.075cm" svg:y2="2.126cm">
          <text:p/>
        </draw:line>
        <draw:frame draw:style-name="gr4" draw:text-style-name="P5" draw:layer="layout" svg:width="1.342cm" svg:height="1.119cm" svg:x="27.091cm" svg:y="0.873cm">
          <draw:text-box>
            <text:p text:style-name="P4"><text:span text:style-name="T1">a</text:span><text:span text:style-name="T2">1</text:span></text:p>
          </draw:text-box>
        </draw:frame>
        <draw:frame draw:style-name="gr4" draw:text-style-name="P5" draw:layer="layout" svg:width="1.342cm" svg:height="1.119cm" svg:x="28.891cm" svg:y="0.888cm">
          <draw:text-box>
            <text:p text:style-name="P4"><text:span text:style-name="T1">a</text:span><text:span text:style-name="T2">2</text:span></text:p>
          </draw:text-box>
        </draw:frame>
        <draw:frame draw:style-name="gr4" draw:text-style-name="P5" draw:layer="layout" svg:width="1.342cm" svg:height="1.119cm" svg:x="32.491cm" svg:y="0.888cm">
          <draw:text-box>
            <text:p text:style-name="P4"><text:span text:style-name="T1">b</text:span><text:span text:style-name="T2">1</text:span></text:p>
          </draw:text-box>
        </draw:frame>
        <draw:line draw:style-name="gr9" draw:text-style-name="P3" draw:layer="layout" svg:x1="7.191cm" svg:y1="4.415cm" svg:x2="1.231cm" svg:y2="4.4cm">
          <text:p/>
        </draw:line>
        <draw:line draw:style-name="gr9" draw:text-style-name="P3" draw:layer="layout" svg:x1="16.391cm" svg:y1="4.415cm" svg:x2="10.431cm" svg:y2="4.4cm">
          <text:p/>
        </draw:line>
        <draw:line draw:style-name="gr9" draw:text-style-name="P3" draw:layer="layout" svg:x1="24.991cm" svg:y1="4.415cm" svg:x2="19.031cm" svg:y2="4.4cm">
          <text:p/>
        </draw:line>
        <draw:line draw:style-name="gr9" draw:text-style-name="P3" draw:layer="layout" svg:x1="33.635cm" svg:y1="4.415cm" svg:x2="27.675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2T15:48:23.310095839</meta:creation-date>
    <dc:date>2023-02-12T15:49:23.655994373</dc:date>
    <meta:editing-duration>PT1M1S</meta:editing-duration>
    <meta:editing-cycles>1</meta:editing-cycles>
    <meta:document-statistic meta:object-count="48"/>
    <meta:generator>LibreOffice/7.3.7.2$Linux_X86_64 LibreOffice_project/30$Build-2</meta:generator>
  </office:meta>
</office:document-meta>
</file>